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c50f" officeooo:paragraph-rsid="0031c88e"/>
    </style:style>
    <style:style style:name="P2" style:family="paragraph" style:parent-style-name="Standard">
      <style:text-properties officeooo:rsid="001f7fb5" officeooo:paragraph-rsid="0031c88e"/>
    </style:style>
    <style:style style:name="P3" style:family="paragraph" style:parent-style-name="Standard">
      <style:text-properties officeooo:rsid="00213f20" officeooo:paragraph-rsid="0031c88e"/>
    </style:style>
    <style:style style:name="P4" style:family="paragraph" style:parent-style-name="Standard">
      <style:paragraph-properties fo:text-align="center" style:justify-single-word="false"/>
      <style:text-properties officeooo:rsid="0022e70b" officeooo:paragraph-rsid="0022e70b"/>
    </style:style>
    <style:style style:name="P5" style:family="paragraph" style:parent-style-name="Standard">
      <style:text-properties officeooo:rsid="0022e70b" officeooo:paragraph-rsid="0022e70b"/>
    </style:style>
    <style:style style:name="P6" style:family="paragraph" style:parent-style-name="Standard">
      <style:paragraph-properties fo:text-align="center" style:justify-single-word="false"/>
      <style:text-properties fo:font-size="18pt" fo:font-weight="bold" officeooo:rsid="0022e70b" officeooo:paragraph-rsid="0022e70b" style:font-size-asian="18pt" style:font-weight-asian="bold" style:font-size-complex="18pt" style:font-weight-complex="bold"/>
    </style:style>
    <style:style style:name="P7" style:family="paragraph" style:parent-style-name="Standard">
      <style:text-properties officeooo:rsid="0022fd4e" officeooo:paragraph-rsid="0022fd4e"/>
    </style:style>
    <style:style style:name="P8" style:family="paragraph" style:parent-style-name="Standard">
      <style:text-properties officeooo:rsid="0023906f" officeooo:paragraph-rsid="0023906f"/>
    </style:style>
    <style:style style:name="P9" style:family="paragraph" style:parent-style-name="Standard">
      <style:text-properties officeooo:rsid="0023906f" officeooo:paragraph-rsid="00277f98"/>
    </style:style>
    <style:style style:name="P10" style:family="paragraph" style:parent-style-name="Standard">
      <style:text-properties officeooo:rsid="0026f71c" officeooo:paragraph-rsid="0026f71c"/>
    </style:style>
    <style:style style:name="P11" style:family="paragraph" style:parent-style-name="Standard">
      <style:text-properties officeooo:rsid="00271c83" officeooo:paragraph-rsid="00271c83"/>
    </style:style>
    <style:style style:name="P12" style:family="paragraph" style:parent-style-name="Standard">
      <style:text-properties officeooo:rsid="002a7ce3" officeooo:paragraph-rsid="002a7ce3"/>
    </style:style>
    <style:style style:name="P13" style:family="paragraph" style:parent-style-name="Standard">
      <style:text-properties officeooo:rsid="002c60a9" officeooo:paragraph-rsid="0031c88e"/>
    </style:style>
    <style:style style:name="P14" style:family="paragraph" style:parent-style-name="Standard">
      <style:text-properties officeooo:rsid="0032d7fc" officeooo:paragraph-rsid="0039ab63"/>
    </style:style>
    <style:style style:name="P15" style:family="paragraph" style:parent-style-name="Standard">
      <style:text-properties officeooo:rsid="0032d7fc" officeooo:paragraph-rsid="003f45ff"/>
    </style:style>
    <style:style style:name="P16" style:family="paragraph" style:parent-style-name="Standard">
      <style:text-properties officeooo:rsid="0035612a" officeooo:paragraph-rsid="0035612a"/>
    </style:style>
    <style:style style:name="P17" style:family="paragraph" style:parent-style-name="Standard">
      <style:text-properties officeooo:rsid="0037eec0" officeooo:paragraph-rsid="0039ab63"/>
    </style:style>
    <style:style style:name="P18" style:family="paragraph" style:parent-style-name="Standard">
      <style:text-properties officeooo:rsid="0037eec0" officeooo:paragraph-rsid="003f45ff"/>
    </style:style>
    <style:style style:name="P19" style:family="paragraph" style:parent-style-name="Standard">
      <style:text-properties officeooo:rsid="0039ab63" officeooo:paragraph-rsid="0039ab63"/>
    </style:style>
    <style:style style:name="P20" style:family="paragraph" style:parent-style-name="Standard">
      <style:text-properties officeooo:rsid="0039ab63" officeooo:paragraph-rsid="003f45ff"/>
    </style:style>
    <style:style style:name="P21" style:family="paragraph" style:parent-style-name="Standard">
      <style:paragraph-properties fo:break-before="page"/>
      <style:text-properties officeooo:rsid="002c60a9" officeooo:paragraph-rsid="0031c88e"/>
    </style:style>
    <style:style style:name="P22" style:family="paragraph" style:parent-style-name="Standard">
      <style:paragraph-properties fo:break-before="page"/>
      <style:text-properties officeooo:rsid="0022e70b" officeooo:paragraph-rsid="0022e70b"/>
    </style:style>
    <style:style style:name="T1" style:family="text">
      <style:text-properties officeooo:rsid="001ec50f"/>
    </style:style>
    <style:style style:name="T2" style:family="text">
      <style:text-properties officeooo:rsid="001f7fb5"/>
    </style:style>
    <style:style style:name="T3" style:family="text">
      <style:text-properties officeooo:rsid="0022fd4e"/>
    </style:style>
    <style:style style:name="T4" style:family="text">
      <style:text-properties officeooo:rsid="0023906f"/>
    </style:style>
    <style:style style:name="T5" style:family="text">
      <style:text-properties style:text-position="super 58%" officeooo:rsid="0026f71c"/>
    </style:style>
    <style:style style:name="T6" style:family="text">
      <style:text-properties style:text-position="0% 100%"/>
    </style:style>
    <style:style style:name="T7" style:family="text">
      <style:text-properties style:text-position="0% 100%" officeooo:rsid="0026f71c"/>
    </style:style>
    <style:style style:name="T8" style:family="text">
      <style:text-properties style:text-position="0% 100%" officeooo:rsid="00271c83"/>
    </style:style>
    <style:style style:name="T9" style:family="text">
      <style:text-properties style:text-position="0% 100%" officeooo:rsid="0028c699"/>
    </style:style>
    <style:style style:name="T10" style:family="text">
      <style:text-properties style:text-position="0% 100%" officeooo:rsid="0029cb2a"/>
    </style:style>
    <style:style style:name="T11" style:family="text">
      <style:text-properties style:text-position="0% 100%" officeooo:rsid="002a7ce3"/>
    </style:style>
    <style:style style:name="T12" style:family="text">
      <style:text-properties style:text-position="0% 100%" officeooo:rsid="002c60a9"/>
    </style:style>
    <style:style style:name="T13" style:family="text">
      <style:text-properties style:text-position="0% 100%" officeooo:rsid="002fea5c"/>
    </style:style>
    <style:style style:name="T14" style:family="text">
      <style:text-properties style:text-position="0% 100%" officeooo:rsid="0036e413"/>
    </style:style>
    <style:style style:name="T15" style:family="text">
      <style:text-properties style:text-position="0% 100%" officeooo:rsid="0037a420"/>
    </style:style>
    <style:style style:name="T16" style:family="text">
      <style:text-properties style:text-position="0% 100%" officeooo:rsid="0039ab63"/>
    </style:style>
    <style:style style:name="T17" style:family="text">
      <style:text-properties style:text-position="0% 100%" officeooo:rsid="003b03c5"/>
    </style:style>
    <style:style style:name="T18" style:family="text">
      <style:text-properties style:text-position="0% 100%" officeooo:rsid="003c0985"/>
    </style:style>
    <style:style style:name="T19" style:family="text">
      <style:text-properties style:text-position="0% 100%" officeooo:rsid="003de008"/>
    </style:style>
    <style:style style:name="T20" style:family="text">
      <style:text-properties style:text-position="0% 100%" officeooo:rsid="003f45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Search Techniques</text:p>
      <text:p text:style-name="P6"/>
      <text:p text:style-name="P4">Liam Sarwas</text:p>
      <text:p text:style-name="P4">lmsarwas@gmail.com</text:p>
      <text:p text:style-name="P22">The following search techniques were designed and implemented to solve the 8-puzzle problem: a <text:span text:style-name="T3">breadth</text:span>-first search, a greedy best first search, A* using a tiles out of place heuristic, and A* with a manhattan distance <text:span text:style-name="T3">heuristic. Once I was confident that my algorithms were correct, I ran them on one hundred random initial and goal pairs to get some average statistics for their performance. The following results are from running that test.</text:span></text:p>
      <text:p text:style-name="P8"/>
      <text:p text:style-name="P8">Breadth first average solution length: <text:s/>21.52</text:p>
      <text:p text:style-name="P8">Greedy best first average solution length: <text:s/>66.68</text:p>
      <text:p text:style-name="P8">A* with tiles out of place average solution length: <text:s/>21.52</text:p>
      <text:p text:style-name="P8">A* with manhattan distance average solution length: <text:s/>21.52</text:p>
      <text:p text:style-name="P8"/>
      <text:p text:style-name="P9">Breadth first average number of nodes searched: <text:s/>189870.2</text:p>
      <text:p text:style-name="P9">Greedy best first average number of nodes searched: <text:s/>580.47</text:p>
      <text:p text:style-name="P9">A* with tiles out of place average number of nodes searched: <text:s/>28934.76</text:p>
      <text:p text:style-name="P9">A* with manhattan distance average number of nodes searched: <text:s/>2082.36</text:p>
      <text:p text:style-name="P8"/>
      <text:p text:style-name="P10">Immediately, we note that the average solution length is the same for three of the four search techniques, with the exception of the greedy best first algorithm. This is good because it is exactly what we should expect, as the other three algorithms are optimal and should return paths of the same length.</text:p>
      <text:p text:style-name="P5"/>
      <text:p text:style-name="P15">I also ran the same test of averages using random initial states and the following goal state:</text:p>
      <text:p text:style-name="P15"/>
      <text:p text:style-name="P15">1 2 3</text:p>
      <text:p text:style-name="P15">4 5 6</text:p>
      <text:p text:style-name="P15">7 8 _</text:p>
      <text:p text:style-name="P15"><text:s/></text:p>
      <text:p text:style-name="P15">I chose to do this because it would more accurately represent real world game states, and give a more accurate representation of these algorithm's performances on actual puzzles.</text:p>
      <text:p text:style-name="P15"/>
      <text:p text:style-name="P18">Breadth first average solution length: <text:s/>22.34</text:p>
      <text:p text:style-name="P18">Greedy best first average solution length: <text:s/>71.58</text:p>
      <text:p text:style-name="P18">A* with tiles out of place average solution length: <text:s/>22.34</text:p>
      <text:p text:style-name="P18">A* with manhattan distance average solution length: <text:s/>22.34</text:p>
      <text:p text:style-name="P18"/>
      <text:p text:style-name="P18">Breadth first average number of nodes searched: <text:s/>220622.89</text:p>
      <text:p text:style-name="P18">Greedy best first average number of nodes searched: <text:s/>660.87</text:p>
      <text:p text:style-name="P18">A* with tiles out of place average number of nodes searched: <text:s/>39204.66</text:p>
      <text:p text:style-name="P18">A* with manhattan distance average number of nodes searched: <text:s/>2534.2</text:p>
      <text:p text:style-name="P18"/>
      <text:p text:style-name="P20"><text:span text:style-name="T6">Interestingly,</text:span><text:span text:style-name="T19"> the average solution length is almost a whole node longer, so all of the solutions had to search more nodes, but compared to each other, they </text:span><text:span text:style-name="T20">all have</text:span><text:span text:style-name="T19"> roughly fifteen to twenty five percent </text:span><text:span text:style-name="T20">more nodes searched, so no search technique was impacted disproportionately relative to the others.</text:span></text:p>
      <text:p text:style-name="P5"/>
      <text:p text:style-name="P7">The breadth -first search demonstrated <text:span text:style-name="T4">the slowest performance, as it had to search the much largest space. It uses a queue to maintain a list of the states that it needs to search in a breadth first manner. It keeps a set of closed states to prevent the algorithm from searching unnecessary branches of the tree. This turns out to be an enormous improvement. Considering that that average length of the optimal solution is ~20, and that the branching factor is ~2, there will be on average at least 2</text:span><text:span text:style-name="T5">20 <text:s/></text:span><text:span text:style-name="T7">or roughly a million nodes in the search space, but the breadth first only searches ~1</text:span><text:span text:style-name="T9">90</text:span><text:span text:style-name="T7">,000 of them. While this is </text:span><text:soft-page-break/><text:span text:style-name="T7">still an enormous number, it is an </text:span><text:span text:style-name="T9">over five</text:span><text:span text:style-name="T7"> fold improvement over searching every node in the tree. </text:span><text:span text:style-name="T8">Unfortunately, breadth-first search is still the worst performing algorithm that returns an optimal solution. </text:span></text:p>
      <text:p text:style-name="P12"><text:span text:style-name="T11"/></text:p>
      <text:p text:style-name="P12"><text:span text:style-name="T6">The next three </text:span><text:span text:style-name="T12">algorithms were all implemented using heaps (or priority queues) to store the states to be searched. The differences between them being the heuristics used and whether or not to add the cost of the path to the node thus far (which A* does, but greedy best first does not). </text:span></text:p>
      <text:p text:style-name="P12"><text:span text:style-name="T12"/></text:p>
      <text:p text:style-name="P11"><text:span text:style-name="T6">The best performing technique in terms of speed is the greedy best first search. It searches, on average, </text:span><text:span text:style-name="T10">a little over a quarter of a </text:span><text:span text:style-name="T6">percent of the number of nodes that the breadth first search does. The drawback is, of course, that it returns a non-optimal path. I was surprised at just how far off it was, averaging a solution that was three times longer than the optimal path. </text:span><text:span text:style-name="T14">It reminded me of how a child would attack the puzzle, always trying to get as close as possible to the solution at any given state. </text:span><text:span text:style-name="T15">It is remarkable that even for such a relatively simple puzzle, this approach fails so </text:span></text:p>
      <text:p text:style-name="P11"><text:span text:style-name="T14"/></text:p>
      <text:p text:style-name="P16"><text:span text:style-name="T6">Sitting in a comfortable middle ground in terms of the trade off between accuracy and performance are the A* algorithms. Both return optimal solutions, and do so with a remarkable performance improvement over the breadth-first solution. However, these two were very different as well, because </text:span><text:span text:style-name="T16">they utilized different heuristics. The manhattan distance heuristic provides a much better </text:span><text:span text:style-name="T17">approximation of how </text:span><text:span text:style-name="T18">close or far a given state is from being solved compared to the number of tiles out of place heuristic. </text:span></text:p>
      <text:p text:style-name="P11"><text:span text:style-name="T6"/></text:p>
      <text:p text:style-name="P11"><text:span text:style-name="T6"/></text:p>
      <text:p text:style-name="P11"><text:span text:style-name="T6"/></text:p>
      <text:p text:style-name="P19"><text:span text:style-name="T20"/></text:p>
      <text:p text:style-name="P21">Example program run:</text:p>
      <text:p text:style-name="P13"/>
      <text:p text:style-name="P13">Initial State:</text:p>
      <text:p text:style-name="P13"/>
      <text:p text:style-name="P13"><text:span text:style-name="T1">4 1 2</text:span></text:p>
      <text:p text:style-name="P13"><text:span text:style-name="T1">5 6 3</text:span></text:p>
      <text:p text:style-name="P13"><text:span text:style-name="T1">8 _ 7 </text:span></text:p>
      <text:p text:style-name="P13"/>
      <text:p text:style-name="P13">G<text:span text:style-name="T1">oal </text:span>State:</text:p>
      <text:p text:style-name="P13"/>
      <text:p text:style-name="P13"><text:span text:style-name="T1">1 2 3</text:span></text:p>
      <text:p text:style-name="P13"><text:span text:style-name="T1">4 5 6</text:span></text:p>
      <text:p text:style-name="P13"><text:span text:style-name="T1">7 8 _<text:line-break/></text:span></text:p>
      <text:p text:style-name="P1">Optimal Solution:</text:p>
      <text:p text:style-name="P1"/>
      <text:p text:style-name="P1">4 1 2</text:p>
      <text:p text:style-name="P1">5 6 3</text:p>
      <text:p text:style-name="P1">8 _ 7</text:p>
      <text:p text:style-name="P1"/>
      <text:p text:style-name="P1">4 1 2</text:p>
      <text:p text:style-name="P1">5 6 3</text:p>
      <text:p text:style-name="P1">8 7 _</text:p>
      <text:p text:style-name="P1"/>
      <text:p text:style-name="P1">4 1 2</text:p>
      <text:p text:style-name="P1">5 6 _</text:p>
      <text:p text:style-name="P1">8 7 3</text:p>
      <text:p text:style-name="P1"/>
      <text:p text:style-name="P1">4 1 2</text:p>
      <text:p text:style-name="P1">5 _ 6</text:p>
      <text:p text:style-name="P1">8 7 3</text:p>
      <text:p text:style-name="P1"/>
      <text:p text:style-name="P1">4 1 2</text:p>
      <text:p text:style-name="P1">5 7 6</text:p>
      <text:p text:style-name="P1">8 _ 3</text:p>
      <text:p text:style-name="P1"/>
      <text:p text:style-name="P1">4 1 2</text:p>
      <text:p text:style-name="P1">5 7 6</text:p>
      <text:p text:style-name="P1">_ 8 3</text:p>
      <text:p text:style-name="P1"/>
      <text:p text:style-name="P1">4 1 2</text:p>
      <text:p text:style-name="P1">_ 7 6</text:p>
      <text:p text:style-name="P1">5 8 3</text:p>
      <text:p text:style-name="P1"/>
      <text:p text:style-name="P1">4 1 2</text:p>
      <text:p text:style-name="P1">7 _ 6</text:p>
      <text:p text:style-name="P1">5 8 3</text:p>
      <text:p text:style-name="P1"/>
      <text:p text:style-name="P1">4 1 2</text:p>
      <text:p text:style-name="P1"><text:soft-page-break/>7 6 _</text:p>
      <text:p text:style-name="P1">5 8 3</text:p>
      <text:p text:style-name="P1"/>
      <text:p text:style-name="P1">4 1 2</text:p>
      <text:p text:style-name="P1">7 6 3</text:p>
      <text:p text:style-name="P1">5 8 _</text:p>
      <text:p text:style-name="P1"/>
      <text:p text:style-name="P1">4 1 2</text:p>
      <text:p text:style-name="P1">7 6 3</text:p>
      <text:p text:style-name="P1">5 _ 8</text:p>
      <text:p text:style-name="P1"/>
      <text:p text:style-name="P1">4 1 2</text:p>
      <text:p text:style-name="P1">7 6 3</text:p>
      <text:p text:style-name="P1">_ 5 8</text:p>
      <text:p text:style-name="P1"/>
      <text:p text:style-name="P1">4 1 2</text:p>
      <text:p text:style-name="P1">_ 6 3</text:p>
      <text:p text:style-name="P1">7 5 8</text:p>
      <text:p text:style-name="P1"/>
      <text:p text:style-name="P1">_ 1 2</text:p>
      <text:p text:style-name="P1">4 6 3</text:p>
      <text:p text:style-name="P1">7 5 8</text:p>
      <text:p text:style-name="P1"/>
      <text:p text:style-name="P1">1 _ 2</text:p>
      <text:p text:style-name="P1">4 6 3</text:p>
      <text:p text:style-name="P1">7 5 8</text:p>
      <text:p text:style-name="P1"/>
      <text:p text:style-name="P1">1 2 _</text:p>
      <text:p text:style-name="P1">4 6 3</text:p>
      <text:p text:style-name="P1">7 5 8</text:p>
      <text:p text:style-name="P1"/>
      <text:p text:style-name="P1">1 2 3</text:p>
      <text:p text:style-name="P1">4 6 _</text:p>
      <text:p text:style-name="P1">7 5 8</text:p>
      <text:p text:style-name="P1"/>
      <text:p text:style-name="P1">1 2 3</text:p>
      <text:p text:style-name="P1">4 _ 6</text:p>
      <text:p text:style-name="P1">7 5 8</text:p>
      <text:p text:style-name="P1"/>
      <text:p text:style-name="P1">1 2 3</text:p>
      <text:p text:style-name="P1">4 5 6</text:p>
      <text:p text:style-name="P1">7 _ 8</text:p>
      <text:p text:style-name="P1"/>
      <text:p text:style-name="P1">1 2 3</text:p>
      <text:p text:style-name="P1">4 5 6</text:p>
      <text:p text:style-name="P1">7 8 _</text:p>
      <text:p text:style-name="P1"/>
      <text:p text:style-name="P1">Breadth-First <text:span text:style-name="T2">solution s</text:span>tatistics:</text:p>
      <text:p text:style-name="P1"/>
      <text:p text:style-name="P1"><text:soft-page-break/>Max nodes in search space is: <text:s/>67038</text:p>
      <text:p text:style-name="P1">Number of nodes searched is: <text:s/>67293</text:p>
      <text:p text:style-name="P1">Solution depth is: <text:s/>19</text:p>
      <text:p text:style-name="P1"/>
      <text:p text:style-name="P3">A* with Tiles Out of Place Heuristic solution statistics:</text:p>
      <text:p text:style-name="P3">Max nodes in search space is: <text:s/>5338</text:p>
      <text:p text:style-name="P3">Number of nodes searched is: <text:s/>4398</text:p>
      <text:p text:style-name="P3">Solution depth is: <text:s/>19</text:p>
      <text:p text:style-name="P3"/>
      <text:p text:style-name="P3">A* with Manhattan Distance Heuristic solution statistics:</text:p>
      <text:p text:style-name="P3">Max nodes in search space is: <text:s/>994</text:p>
      <text:p text:style-name="P3">Number of nodes searched is: <text:s/>787</text:p>
      <text:p text:style-name="P3">Solution depth is: <text:s/>19</text:p>
      <text:p text:style-name="P2"/>
      <text:p text:style-name="P2">Greedy Best First solution stats:</text:p>
      <text:p text:style-name="P2">Max nodes in search space is: <text:s/>733</text:p>
      <text:p text:style-name="P2">Number of nodes searched is: <text:s/>519</text:p>
      <text:p text:style-name="P2">Solution depth is: <text:s/>55</text:p>
      <text:p text:style-name="P2"/>
      <text:p text:style-name="P2"><text:span text:style-name="T13">I chose to o</text:span><text:span text:style-name="T6">mit the </text:span><text:span text:style-name="T13">solution that the g</text:span><text:span text:style-name="T6">reedy </text:span><text:span text:style-name="T13">b</text:span><text:span text:style-name="T6">est </text:span><text:span text:style-name="T13">f</text:span><text:span text:style-name="T6">irst </text:span><text:span text:style-name="T13">algorithm returned</text:span><text:span text:style-name="T6"> due to </text:span><text:span text:style-name="T13">its </text:span><text:span text:style-name="T6">leng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8:52:55.620239000</meta:creation-date>
    <dc:date>2017-09-20T20:42:54.573003000</dc:date>
    <meta:editing-duration>PT1H34M23S</meta:editing-duration>
    <meta:editing-cycles>30</meta:editing-cycles>
    <meta:generator>LibreOffice/4.4.1.2$MacOSX_X86_64 LibreOffice_project/45e2de17089c24a1fa810c8f975a7171ba4cd432</meta:generator>
    <meta:document-statistic meta:table-count="0" meta:image-count="0" meta:object-count="0" meta:page-count="6" meta:paragraph-count="119" meta:word-count="1075" meta:character-count="5578" meta:non-whitespace-character-count="4585"/>
  </office:meta>
</office:document-meta>
</file>